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869cm" svg:y="0.523cm">
            <draw:object draw:notify-on-update-of-ranges="Sheet1.A2:Sheet1.A121 Sheet1.B2:Sheet1.B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2]-2"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3]-2" office:value-type="float" office:value="316" calcext:value-type="float">
            <text:p>31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4]-2" office:value-type="float" office:value="314" calcext:value-type="float">
            <text:p>3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5]-2" office:value-type="float" office:value="312" calcext:value-type="float">
            <text:p>31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6]-2"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7]-2" office:value-type="float" office:value="308" calcext:value-type="float">
            <text:p>30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8]-2" office:value-type="float" office:value="306" calcext:value-type="float">
            <text:p>30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9]-2"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0]-2"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1]-2"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2]-2" office:value-type="float" office:value="298" calcext:value-type="float">
            <text:p>298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3]-2"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4]-2" office:value-type="float" office:value="294" calcext:value-type="float">
            <text:p>29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5]-2"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6]-2"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17]-2"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8]-2" office:value-type="float" office:value="286" calcext:value-type="float">
            <text:p>28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19]-2"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0]-2" office:value-type="float" office:value="282" calcext:value-type="float">
            <text:p>28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1]-2"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2]-2"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3]-2"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4]-2" office:value-type="float" office:value="274" calcext:value-type="float">
            <text:p>27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5]-2"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6]-2"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7]-2" office:value-type="float" office:value="268" calcext:value-type="float">
            <text:p>26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8]-2" office:value-type="float" office:value="266" calcext:value-type="float">
            <text:p>26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29]-2"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30]-2" office:value-type="float" office:value="262" calcext:value-type="float">
            <text:p>26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31]-2"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32]-2"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formula="of:=[.A33]-3"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34]-3"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35]-3"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36]-3"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37]-3"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38]-3"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39]-3" office:value-type="float" office:value="237" calcext:value-type="float">
            <text:p>237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0]-3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1]-3"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2]-3" office:value-type="float" office:value="228" calcext:value-type="float">
            <text:p>22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table:formula="of:=[.A43]-3"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4]-3"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5]-3"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6]-3"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7]-3"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8]-3"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formula="of:=[.A49]-3" office:value-type="float" office:value="207" calcext:value-type="float">
            <text:p>20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0]-3" office:value-type="float" office:value="204" calcext:value-type="float">
            <text:p>20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1]-3" office:value-type="float" office:value="201" calcext:value-type="float">
            <text:p>20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2]-3"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3]-3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4]-3"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5]-3"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6]-3"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7]-3"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8]-3"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59]-3"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0]-3"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1]-3"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2]-3"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3]-3"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4]-3"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formula="of:=[.A65]-4"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6]-4"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7]-4"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8]-4"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69]-4"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0]-4"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1]-4"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2]-4"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3]-4" office:value-type="float" office:value="126" calcext:value-type="float">
            <text:p>12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4]-4"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5]-4"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6]-4"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7]-4"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8]-4"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79]-4"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80]-4"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formula="of:=[.A81]-4"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82]-4"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83]-4"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84]-4"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85]-4"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86]-4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87]-4"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88]-4"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89]-4"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90]-4"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91]-4"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92]-4"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93]-4"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94]-4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95]-4"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96]-4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97]-4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formula="of:=[.A98]-4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99]-4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0]-4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1]-4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2]-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3]-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4]-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5]-4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6]-4"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7]-4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8]-4"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09]-4"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10]-4"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11]-4"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12]-4"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13]-4" office:value-type="float" office:value="-34" calcext:value-type="float">
            <text:p>-3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14]-4" office:value-type="float" office:value="-38" calcext:value-type="float">
            <text:p>-38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115]-4" office:value-type="float" office:value="-42" calcext:value-type="float">
            <text:p>-4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16]-4" office:value-type="float" office:value="-46" calcext:value-type="float">
            <text:p>-46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17]-4" office:value-type="float" office:value="-50" calcext:value-type="float">
            <text:p>-5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18]-4" office:value-type="float" office:value="-54" calcext:value-type="float">
            <text:p>-5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19]-4" office:value-type="float" office:value="-58" calcext:value-type="float">
            <text:p>-5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formula="of:=[.A120]-4" office:value-type="float" office:value="-62" calcext:value-type="float">
            <text:p>-62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.00.0000</text:date>, <text:time style:data-style-name="N2" text:time-value="08:31:12.5983720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2-02T08:37:38.965599096</dc:date>
    <meta:editing-duration>PT5H7M35S</meta:editing-duration>
    <meta:editing-cycles>18</meta:editing-cycles>
    <meta:generator>LibreOffice/24.2.0.3$MacOSX_X86_64 LibreOffice_project/da48488a73ddd66ea24cf16bbc4f7b9c08e9bea1</meta:generator>
    <meta:document-statistic meta:table-count="1" meta:cell-count="2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2:Sheet1.B121" svg:x="0.985cm" svg:y="0.314cm" svg:width="47.319cm" svg:height="15.083cm">
          <chart:coordinate-region svg:x="1.338cm" svg:y="0.516cm" svg:width="46.67cm" svg:height="14.23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1" chart:class="chart:scatter">
            <chart:domain table:cell-range-address="Sheet1.A2:Sheet1.A121"/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A2:Sheet1.A121</svg:desc>
                </draw:g>
              </table:table-cell>
              <table:table-cell office:value-type="float" office:value="16">
                <text:p>16</text:p>
                <draw:g>
                  <svg:desc>Sheet1.B2:Sheet1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8">
                <text:p>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">
                <text:p>3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">
                <text:p>3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">
                <text:p>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">
                <text:p>2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0">
                <text:p>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">
                <text:p>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8">
                <text:p>2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4">
                <text:p>2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2">
                <text:p>2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8">
                <text:p>2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">
                <text:p>2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">
                <text:p>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">
                <text:p>2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">
                <text:p>2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6">
                <text:p>2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3">
                <text:p>2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0">
                <text:p>2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7">
                <text:p>2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4">
                <text:p>2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1">
                <text:p>2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8">
                <text:p>2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">
                <text:p>2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2">
                <text:p>2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">
                <text:p>2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6">
                <text:p>2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7">
                <text:p>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">
                <text:p>2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">
                <text:p>1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">
                <text:p>1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">
                <text:p>1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6">
                <text:p>1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">
                <text:p>1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4">
                <text:p>1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">
                <text:p>1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">
                <text:p>16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">
                <text:p>1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4">
                <text:p>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">
                <text:p>1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6">
                <text:p>1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2">
                <text:p>1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">
                <text:p>1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">
                <text:p>1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2">
                <text:p>1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">
                <text:p>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0">
                <text:p>1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6">
                <text:p>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">
                <text:p>-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">
                <text:p>-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4">
                <text:p>-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8">
                <text:p>-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2">
                <text:p>-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6">
                <text:p>-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0">
                <text:p>-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4">
                <text:p>-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">
                <text:p>-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2">
                <text:p>-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6">
                <text:p>-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0">
                <text:p>-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4">
                <text:p>-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8">
                <text:p>-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2">
                <text:p>-6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